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06cm"/>
    </style:style>
    <style:style style:name="co4" style:family="table-column">
      <style:table-column-properties fo:break-before="auto" style:column-width="0.9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2" table:default-cell-style-name="ce1"/>
        <table:table-column table:style-name="co4" table:default-cell-style-name="Default"/>
        <table:table-column table:style-name="co3" table:number-columns-repeated="1022" table:default-cell-style-name="Default"/>
        <table:table-row table:style-name="ro2">
          <table:table-cell office:value-type="string">
            <text:p>Existenzformen von PMs im Baum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) PM Wurzelsession</text:p>
          </table:table-cell>
          <table:table-cell table:number-columns-repeated="1022"/>
        </table:table-row>
        <table:table-row table:style-name="ro3">
          <table:table-cell office:value-type="string">
            <text:p><text:s/></text:p>
          </table:table-cell>
          <table:table-cell office:value-type="string">
            <text:p>b) Kind-PMs die als festes Feld deklariert sind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Werden von generischen Methoden wie getPmAttrs() etc. geliefe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An den Feldern vermerkte Annotationen werden ausgewert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ind an den Lebenszyklus des Parents gebunden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Rekursive Ausführung von Validierungen, Änderungserkennung etc.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Resourcenschlüssel werden aus Patent-Key und Feldnamen gebildet.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) Dynamische Kind-PMs</text:p>
          </table:table-cell>
          <table:table-cell table:number-columns-repeated="1022"/>
        </table:table-row>
        <table:table-row table:style-name="ro3">
          <table:table-cell table:style-name="ce2"/>
          <table:table-cell table:style-name="ce4"/>
          <table:table-cell table:style-name="ce4" office:value-type="string">
            <text:p>Beispiele:</text:p>
          </table:table-cell>
          <table:table-cell table:style-name="ce4" office:value-type="string">
            <text:p>Attribute eines generischen DB- oder XML-Datensatzeeditors der die Attribute aus dem Schema ausliest.</text:p>
          </table:table-cell>
          <table:table-cell table:style-name="ce4" table:number-columns-repeated="1020"/>
        </table:table-row>
        <table:table-row table:style-name="ro3">
          <table:table-cell table:style-name="ce2"/>
          <table:table-cell table:style-name="ce4" table:number-columns-repeated="2"/>
          <table:table-cell table:style-name="ce4" office:value-type="string">
            <text:p>Kommandos, die zur Laufzeit je nach verfügbaren Daten erzeugt werden. Z.B. 'Download xyz.jpg'</text:p>
          </table:table-cell>
          <table:table-cell table:style-name="ce4" table:number-columns-repeated="1020"/>
        </table:table-row>
        <table:table-row table:style-name="ro3">
          <table:table-cell table:number-columns-repeated="2"/>
          <table:table-cell office:value-type="string">
            <text:p>Werden von generischen Methoden wie getPmAttrs() oder getPmCommands() geliefe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ind an den Lebenszyklus des Parents gebunden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Rekursive Ausführung von Validierungen, Änderungserkennung etc.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d1) Kinder von Attributen und Tree-Unterknoten</text:p>
          </table:table-cell>
          <table:table-cell table:number-columns-repeated="1022"/>
        </table:table-row>
        <table:table-row table:style-name="ro3">
          <table:table-cell table:style-name="ce2"/>
          <table:table-cell table:style-name="ce4"/>
          <table:table-cell table:style-name="ce4" office:value-type="string">
            <text:p>Beispiele:</text:p>
          </table:table-cell>
          <table:table-cell table:style-name="ce4" office:value-type="string">
            <text:p>Elemente von Attributen die PMs beinhalten (PmAttrPmList, PmAttrPmRef sowie Tree-Subnodes)</text:p>
          </table:table-cell>
          <table:table-cell table:style-name="ce4" table:number-columns-repeated="1020"/>
        </table:table-row>
        <table:table-row table:style-name="ro3">
          <table:table-cell table:style-name="ce3"/>
          <table:table-cell table:style-name="ce5"/>
          <table:table-cell table:style-name="ce5" office:value-type="string">
            <text:p>Lebenszeit kann kürzer als die des Parents sein. (Wenn TreeNodes bzw. Listenelemente aus dem Sichtbereich verschwinden)</text:p>
          </table:table-cell>
          <table:table-cell table:style-name="ce5" table:number-columns-repeated="1021"/>
        </table:table-row>
        <table:table-row table:style-name="ro3">
          <table:table-cell table:number-columns-repeated="2"/>
          <table:table-cell office:value-type="string">
            <text:p>Die Propagierung von Änderungen oder Validierungen über diese Beziehnung sollte per Default nicht stattfinden, jedoch konfigurierbar sein.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d2) Dynamische nicht-Kind PMs</text:p>
          </table:table-cell>
          <table:table-cell table:number-columns-repeated="1022"/>
        </table:table-row>
        <table:table-row table:style-name="ro3">
          <table:table-cell table:style-name="ce2"/>
          <table:table-cell table:style-name="ce4"/>
          <table:table-cell table:style-name="ce4" office:value-type="string">
            <text:p>Beispiele:</text:p>
          </table:table-cell>
          <table:table-cell table:style-name="ce4" office:value-type="string">
            <text:p>PMs für eigenständige Dialoge haben die Session oder ein anderes PM als Parent.</text:p>
          </table:table-cell>
          <table:table-cell table:style-name="ce4" table:number-columns-repeated="1020"/>
        </table:table-row>
        <table:table-row table:style-name="ro3">
          <table:table-cell table:number-columns-repeated="2"/>
          <table:table-cell office:value-type="string">
            <text:p>Die Propagierung von Änderungen oder Validierungen über diese Beziehnung sollte per Default nicht stattfinden, jedoch konfigurierbar sein.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) Kommandos in der Undo Lis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Lebenszeit ist von den Handling der Undo Liste abhängig.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Diese Kommandos haben den gleichen 'Parent' wie ihr Original. Sie werden aber nicht als Kindelemente des Parents behandelt.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Lebenszeit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Wie Parent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Attribut, Label, eingebettetes Element, Kommando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vtl. kürzer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Listen- /Tabellenzeilen- /TreeItem-Element: Kann beim Herausscrollen aus dem Sichtbereich freigegeben werden.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KommandoPm in der Undo Liste: Ist an die Lebenszeitsteuerung der Undo-Liste gebunden.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Annotationsauswertung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n Klassendeklaration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Bei Elementklassen häufig genutzt. Seltener für separat deklarierte Attribut- und Kommandoklasse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n der Felddeklaration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Attribut, Label, eingebettetes Element, Kommando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Annotationsgültigkeitsbereiche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nnotation gültig für annotierte Klasse/Feld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PmTitleCfg, PmAttrCfg...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nnotation gültig das annotierte PM sowie den darunter liegenden PM Baumabschnitt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PmCacheCfg, PmFactoryCf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kursive Aufrufe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Vom Parent an die Attribute, direkten Kindelemente und referenzierte Kindelemen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Validierung, Erkennung des Änderungsstatu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uflistung der Attribu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Generische Formular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uflistung der Kommandos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Menü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Untermenüs: Gruppierung von Kommandos</text:p>
          </table:table-cell>
          <table:table-cell table:number-columns-repeated="1021"/>
        </table:table-row>
        <table:table-row table:style-name="ro3" table:number-rows-repeated="65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3" table:number-columns-repeated="3" table:default-cell-style-name="Default"/>
        <table:table-row table:style-name="ro1">
          <table:table-cell office:value-type="string">
            <text:p>Initialisierung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1. Konstruktor meldet das Unterelement beim Parent an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Wenn die Initialisierung des Parents noch nicht abgeschlossen ist, wird dem Kind eine Metadaten-Indexposition zurückübermittelt</text:p>
          </table:table-cell>
        </table:table-row>
        <table:table-row table:style-name="ro1">
          <table:table-cell table:number-columns-repeated="2"/>
          <table:table-cell office:value-type="string">
            <text:p>Das Kind merkt sich den Index.</text:p>
          </table:table-cell>
        </table:table-row>
        <table:table-row table:style-name="ro4">
          <table:table-cell table:number-columns-repeated="2"/>
          <table:table-cell office:value-type="string">
            <text:p>Im den Metadaten des Parents wird ein Array mit Referenzen auf die Metadaten der Kinder bereitgestellt. </text:p>
          </table:table-cell>
        </table:table-row>
        <table:table-row table:style-name="ro4">
          <table:table-cell/>
          <table:table-cell office:value-type="string">
            <text:p>2. erster getPmStaticData Aufruf <text:s/>(der Name 'StaticData' ist nicht wirklich gut. 'MetaData' wäre besser)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Wird bei der ersten Benutzung der PM-Funktionen ausgelöst.</text:p>
          </table:table-cell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4">24.11.2010</text:date>, <text:time>12:35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af Böde</meta:initial-creator>
    <meta:creation-date>2010-11-21T10:44:12.11</meta:creation-date>
    <dc:date>2010-11-24T12:35:29.37</dc:date>
    <dc:creator>Olaf Böde</dc:creator>
    <meta:editing-duration>PT04H05M54S</meta:editing-duration>
    <meta:editing-cycles>17</meta:editing-cycles>
    <meta:generator>OpenOffice.org/3.2$Win32 OpenOffice.org_project/320m18$Build-9502</meta:generator>
    <meta:document-statistic meta:table-count="3" meta:cell-count="59" meta:object-count="0"/>
  </office:meta>
</office:document-meta>
</file>